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ize of A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Size of A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Size of A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arall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2" calcext:value-type="float">
            <text:p>2.00E-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000004" calcext:value-type="float">
            <text:p>4.00E-06</text:p>
          </table:table-cell>
          <table:table-cell table:style-name="ce1" office:value-type="float" office:value="0.000002" calcext:value-type="float">
            <text:p>2.00E-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000003" calcext:value-type="float">
            <text:p>3.00E-06</text:p>
          </table:table-cell>
          <table:table-cell table:style-name="ce1" office:value-type="float" office:value="0.000002" calcext:value-type="float">
            <text:p>2.00E-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2" calcext:value-type="float">
            <text:p>2.00E-0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0.000002" calcext:value-type="float">
            <text:p>2.00E-0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2" calcext:value-type="float">
            <text:p>2.00E-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00002" calcext:value-type="float">
            <text:p>2E-0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.000003" calcext:value-type="float">
            <text:p>3E-0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0.000003" calcext:value-type="float">
            <text:p>3E-0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0.000004" calcext:value-type="float">
            <text:p>4E-0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3" calcext:value-type="float">
            <text:p>1.3E-0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4" calcext:value-type="float">
            <text:p>1.4E-0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49" calcext:value-type="float">
            <text:p>4.9E-05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8" calcext:value-type="float">
            <text:p>4.8E-05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49" calcext:value-type="float">
            <text:p>4.9E-0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97" calcext:value-type="float">
            <text:p>9.7E-05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96" calcext:value-type="float">
            <text:p>9.6E-05</text:p>
          </table:table-cell>
          <table:table-cell/>
          <table:table-cell office:value-type="float" office:value="8192" calcext:value-type="float">
            <text:p>8192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97" calcext:value-type="float">
            <text:p>9.7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30:02.417058888</meta:creation-date>
    <dc:date>2018-09-03T12:11:51.102581138</dc:date>
    <meta:editing-duration>PT8S</meta:editing-duration>
    <meta:editing-cycles>1</meta:editing-cycles>
    <meta:document-statistic meta:table-count="1" meta:cell-count="90" meta:object-count="0"/>
    <meta:generator>LibreOffice/6.0.6.2$Linux_X86_64 LibreOffice_project/00m0$Build-2</meta:generator>
  </office:meta>
</office:document-meta>
</file>